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text-properties officeooo:rsid="001a80e2" officeooo:paragraph-rsid="001a80e2"/>
    </style:style>
    <style:style style:name="P2" style:family="paragraph" style:parent-style-name="Standard">
      <style:text-properties officeooo:rsid="001b9d8f" officeooo:paragraph-rsid="001b9d8f"/>
    </style:style>
    <style:style style:name="P3" style:family="paragraph" style:parent-style-name="Standard">
      <style:text-properties officeooo:rsid="001bd677" officeooo:paragraph-rsid="001bd677"/>
    </style:style>
    <style:style style:name="T1" style:family="text">
      <style:text-properties officeooo:rsid="001b9d8f"/>
    </style:style>
    <style:style style:name="T2" style:family="text">
      <style:text-properties officeooo:rsid="001bd6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bian 8下使用hostapd启用tenda w311m无线网卡的AP功能</text:p>
      <text:p text:style-name="P1"/>
      <text:p text:style-name="P1">步骤：</text:p>
      <text:p text:style-name="P1">1, 使用rt2870.bin作为无线网卡的驱动， 拷贝到 /lib/firmware</text:p>
      <text:p text:style-name="P1">此时， 使用ifconfig 查看， 应该能看到 wlan0</text:p>
      <text:p text:style-name="P1"/>
      <text:p text:style-name="P1">驱动文件名称<text:span text:style-name="T2">：</text:span></text:p>
      <text:p text:style-name="P3">2011_0719_RT3070_RT3370_RT5370_RT5372_Linux_STA_V2.5.0.3_DPO.bz2</text:p>
      <text:p text:style-name="P1">解压后<text:span text:style-name="T2">， 从common目录下可以找到rt2870.bin</text:span></text:p>
      <text:p text:style-name="P1"/>
      <text:p text:style-name="P1">2, 安装 hostapd</text:p>
      <text:p text:style-name="P1">$ sudo apt-get install hostapd</text:p>
      <text:p text:style-name="P1"/>
      <text:p text:style-name="P1">3, 配置hostapd</text:p>
      <text:p text:style-name="P1">$ sudo vim /etc/hostapd/hostapd.conf</text:p>
      <text:p text:style-name="P1">配置文件内容如下：</text:p>
      <text:p text:style-name="P1"/>
      <text:p text:style-name="P1">interface=wlan0</text:p>
      <text:p text:style-name="P1">driver=nl80211</text:p>
      <text:p text:style-name="P1">ssid=wifi_508</text:p>
      <text:p text:style-name="P1">logger_syslog=-1</text:p>
      <text:p text:style-name="P1">logger_syslog_level=2</text:p>
      <text:p text:style-name="P1">logger_stdout=-1</text:p>
      <text:p text:style-name="P1">logger_stdout_level=2</text:p>
      <text:p text:style-name="P1">ctrl_interface=/var/run/hostapd</text:p>
      <text:p text:style-name="P1">ctrl_interface_group=0</text:p>
      <text:p text:style-name="P1">hw_mode=g</text:p>
      <text:p text:style-name="P1">channel=11</text:p>
      <text:p text:style-name="P1">beacon_int=100</text:p>
      <text:p text:style-name="P1">dtim_period=2</text:p>
      <text:p text:style-name="P1">max_num_sta=255</text:p>
      <text:p text:style-name="P1">rts_threshold=2347</text:p>
      <text:p text:style-name="P1">fragm_threshold=2346</text:p>
      <text:p text:style-name="P1">macaddr_acl=0</text:p>
      <text:p text:style-name="P1">auth_algs=3</text:p>
      <text:p text:style-name="P1">ignore_broadcast_ssid=0</text:p>
      <text:p text:style-name="P1">wpa=2</text:p>
      <text:p text:style-name="P1">wpa_passphrase=81081879</text:p>
      <text:p text:style-name="P1">wpa_key_mgmt=WPA-PSK</text:p>
      <text:p text:style-name="P1">wpa_pairwise=TKIP CCMP</text:p>
      <text:p text:style-name="P1">rsn_pairwise=TKIP CCMP</text:p>
      <text:p text:style-name="P1"/>
      <text:p text:style-name="P1">4, 启动hostapd 服务</text:p>
      <text:p text:style-name="P1">$ sudo /usr/sbin/hostapd -dd /etc/hostapd/hostapd.conf</text:p>
      <text:p text:style-name="P1"/>
      <text:p text:style-name="P1">5, 安装配置dhcp server </text:p>
      <text:p text:style-name="P1">另外一个终端窗口</text:p>
      <text:p text:style-name="P1">$ sudo apt-get install isc-dhcp-server</text:p>
      <text:p text:style-name="P1">$ sudo vim /etc/default/isc-dhcp-server</text:p>
      <text:p text:style-name="P1">修改如下</text:p>
      <text:p text:style-name="P1">INTERFACES=”wlan0”</text:p>
      <text:p text:style-name="P1">$ sudo vim /etc/dhcp/dhcpd.conf</text:p>
      <text:p text:style-name="P1"><text:soft-page-break/>增加以下配置</text:p>
      <text:p text:style-name="P1">subnet 192.168.6.0 netmask 255.255.255.0 {</text:p>
      <text:p text:style-name="P1"><text:s text:c="2"/>range 192.168.6.30 192.168.6.50;</text:p>
      <text:p text:style-name="P1"><text:s text:c="2"/>option routers 192.168.6.1; <text:s/>//wlan0 ip address</text:p>
      <text:p text:style-name="P1"><text:s text:c="2"/>option domain-name-servers 127.0.0.1, 1.1.1.1, 8.8.8.8;</text:p>
      <text:p text:style-name="P1"><text:s text:c="2"/>default-lease-time 600;</text:p>
      <text:p text:style-name="P1"><text:s text:c="2"/>max-lease-time 7200;</text:p>
      <text:p text:style-name="P1">}</text:p>
      <text:p text:style-name="P1"/>
      <text:p text:style-name="P1">6, 配置wlan0</text:p>
      <text:p text:style-name="P1">$ sudo ifconfig wlan0 192.168.6.1 netmask 255.255.255.0</text:p>
      <text:p text:style-name="P1"/>
      <text:p text:style-name="P1">直接在/<text:span text:style-name="T1">etc/network/interfaces中修改似乎不行</text:span></text:p>
      <text:p text:style-name="P2">auto wlan0</text:p>
      <text:p text:style-name="P2">iface wlan0 inet static</text:p>
      <text:p text:style-name="P2">address 192.168.6.1</text:p>
      <text:p text:style-name="P2">netmask 255.255.255.0</text:p>
      <text:p text:style-name="P2">broadcast 192.168.6.255</text:p>
      <text:p text:style-name="P1"/>
      <text:p text:style-name="P1"/>
      <text:p text:style-name="P1">7, 启动dhcp server</text:p>
      <text:p text:style-name="P1">$ sudo service isc-dhcp-server restart</text:p>
      <text:p text:style-name="P1"/>
      <text:p text:style-name="P1">8, 本机开启路由</text:p>
      <text:p text:style-name="P1"/>
      <text:p text:style-name="P1">$ sudo echo 1 &gt;/proc/sys/net/ipv4/ip_forward</text:p>
      <text:p text:style-name="P1"/>
      <text:p text:style-name="P1">9, 增加一条iptable规则</text:p>
      <text:p text:style-name="P1"/>
      <text:p text:style-name="P1">$ sudo iptables -t nat -A POSTROUTING -o eth0 -j MASQUERADE <text:s/>//eth0为上网接口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正黑" style:font-family-asian="文泉驿正黑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y</meta:initial-creator>
    <meta:creation-date>2018-04-24T06:59:58.226224727</meta:creation-date>
    <dc:date>2018-04-24T07:49:48.842166595</dc:date>
    <dc:creator>lly</dc:creator>
    <meta:editing-duration>PT34M39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2" meta:paragraph-count="67" meta:word-count="283" meta:character-count="1574" meta:non-whitespace-character-count="1467"/>
  </office:meta>
</office:document-meta>
</file>